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A7BBF95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outline1">
      <style:graphic-properties fo:min-height="4.77cm" loext:decorative="false"/>
      <style:paragraph-properties style:writing-mode="lr-tb"/>
    </style:style>
    <style:style style:name="pr8" style:family="presentation" style:parent-style-name="Blue_5f_Curve1-outline1">
      <style:graphic-properties draw:textarea-vertical-align="top" fo:min-height="4.77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Blue_5f_Curve1-outline1">
      <style:graphic-properties draw:textarea-vertical-align="middle" fo:min-height="10.001cm" loext:decorative="false"/>
      <style:paragraph-properties style:writing-mode="lr-tb"/>
    </style:style>
    <style:style style:name="pr11" style:family="presentation" style:parent-style-name="Blue_5f_Curve1-title">
      <style:graphic-properties fo:min-height="1.328cm" loext:decorative="false"/>
      <style:paragraph-properties style:writing-mode="lr-tb"/>
    </style:style>
    <style:style style:name="pr12" style:family="presentation" style:parent-style-name="Blue_5f_Curve1-subtitle">
      <style:graphic-properties draw:fill-color="#ffffff" fo:min-height="10cm" loext:decorative="false"/>
      <style:paragraph-properties style:writing-mode="lr-tb"/>
    </style:style>
    <style:style style:name="P1" style:family="paragraph">
      <style:text-properties fo:font-size="30pt" style:font-size-asian="30pt" style:font-size-complex="30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start"/>
      <style:text-properties fo:font-size="25pt" style:font-size-asian="25pt" style:font-size-complex="25pt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8" style:family="paragraph">
      <style:paragraph-properties fo:margin-top="0.42cm" fo:margin-bottom="0.35cm" fo:text-align="start"/>
      <style:text-properties fo:font-size="30pt" style:font-size-asian="30pt" style:font-size-complex="30pt"/>
    </style:style>
    <style:style style:name="P9" style:family="paragraph">
      <style:paragraph-properties fo:text-align="center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0cm" svg:y="4.5cm" presentation:class="title">
          <draw:text-box>
            <text:p>Тема вторая</text:p>
          </draw:text-box>
        </draw:frame>
        <draw:frame presentation:style-name="pr2" draw:text-style-name="P1" draw:layer="layout" svg:width="26cm" svg:height="4.5cm" svg:x="1cm" svg:y="8cm" presentation:class="outline">
          <draw:text-box>
            <text:list text:style-name="L2">
              <text:list-header>
                <text:p><text:span text:style-name="T1">Гомеостаз и мотивация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 presentation:user-transformed="true">
          <draw:text-box>
            <text:p>Введение</text:p>
          </draw:text-box>
        </draw:frame>
        <draw:frame presentation:style-name="pr5" draw:text-style-name="P4" draw:layer="layout" svg:width="26cm" svg:height="10cm" svg:x="0.5cm" svg:y="3cm" presentation:class="outline" presentation:user-transformed="true">
          <draw:text-box>
            <text:list text:style-name="L3">
              <text:list-header>
                <text:p text:style-name="P3"><text:span text:style-name="T2">Если в первой теме мы расширили понятие гомеостаза, </text:span><text:span text:style-name="T2">включив в него психические процессы, то теперь сделаем </text:span><text:span text:style-name="T2">следующий шаг. Распространим этот принцип на всю </text:span><text:span text:style-name="T2">внутреннюю среду организма, что позволит смоделировать </text:span><text:span text:style-name="T2">его как систему взаимосвязанных параметров, где каждое </text:span><text:span text:style-name="T2">из значений (например, уровень глюкозы, эмоциональный </text:span><text:span text:style-name="T2">фон, чувство комфорта, потребность в любви) в каждый </text:span><text:span text:style-name="T2">момент времени находится либо в идеальной точке, либо </text:span><text:span text:style-name="T2">отклонено от неё в пределах допустимой 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4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7" draw:text-style-name="P6" draw:layer="layout" svg:width="26cm" svg:height="4.769cm" svg:x="1cm" svg:y="3cm" presentation:class="outline">
          <draw:text-box>
            <text:list text:style-name="L3">
              <text:list-header>
                <text:p text:style-name="P5"><text:span text:style-name="T3">Норма — это индивидуальный диапазон показателя, варьирующийся для разных людей (пол, возраст, образ жизни). Ключевой принцип в том, что организм не просто существует в рамках нормы — он сам её определяет. Более того, он способен сознательно и бессознательно менять эту норму как под влиянием внешних факторов, так и руководствуясь внутренними убеждениями.</text:span></text:p>
              </text:list-header>
            </text:list>
          </draw:text-box>
        </draw:frame>
        <draw:frame presentation:style-name="pr8" draw:text-style-name="P6" draw:layer="layout" svg:width="26cm" svg:height="4.769cm" svg:x="1cm" svg:y="8.223cm" presentation:class="outline" presentation:user-transformed="true">
          <draw:text-box>
            <text:list text:style-name="L3">
              <text:list-header>
                <text:p text:style-name="P7"><text:span text:style-name="T3">Пока показатель в норме, организм бездействует. Выход за её пределы, </text:span><text:span text:style-name="T3">пересмотр нормы и даже сам страх такого выхода побуждают организм к </text:span><text:span text:style-name="T3">действию, направленному на её восстановление. Это и есть мотивация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3">
              <text:list-header>
                <text:p text:style-name="P5"><text:span text:style-name="T1">Таким образом, гомеостаз — это не способность </text:span><text:span text:style-name="T1">организма поддерживать постоянное равновесие, </text:span><text:span text:style-name="T1">а способность организма удерживать свои </text:span><text:span text:style-name="T1">параметры в рамках своей индивидуальной </text:span><text:span text:style-name="T1">нормы. </text:span></text:p>
                <text:p text:style-name="P8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Модель гомеостаза </text:p>
          </draw:text-box>
        </draw:frame>
        <draw:frame draw:style-name="gr2" draw:text-style-name="P9" draw:layer="layout" svg:width="25.572cm" svg:height="18.08cm" svg:x="1.428cm" svg:y="2.4cm" presentation:class="graphic" presentation:user-transformed="true">
          <draw:image xlink:href="Pictures/10000001000004630000031AA7BBF95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0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Примеры</text:p>
          </draw:text-box>
        </draw:frame>
        <draw:frame presentation:style-name="pr12" draw:text-style-name="P2" draw:layer="layout" svg:width="26cm" svg:height="10cm" svg:x="1cm" svg:y="3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5:06:16.059074922</meta:creation-date>
    <meta:editing-duration>PT1H38M50S</meta:editing-duration>
    <meta:editing-cycles>11</meta:editing-cycles>
    <meta:generator>LibreOffice/24.2.7.2$Linux_X86_64 LibreOffice_project/420$Build-2</meta:generator>
    <dc:title>Blue Curve</dc:title>
    <dc:date>2026-01-07T21:10:24.603492943</dc:date>
    <meta:document-statistic meta:object-count="60"/>
  </office:meta>
</office:document-meta>
</file>